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acfca" officeooo:paragraph-rsid="001acfca"/>
    </style:style>
    <style:style style:name="P2" style:family="paragraph" style:parent-style-name="Standard">
      <style:text-properties fo:font-weight="bold" officeooo:rsid="001acfca" officeooo:paragraph-rsid="001acfca" style:font-weight-asian="bold" style:font-weight-complex="bold"/>
    </style:style>
    <style:style style:name="P3" style:family="paragraph" style:parent-style-name="Standard">
      <style:text-properties style:text-underline-style="none" officeooo:rsid="001acfca" officeooo:paragraph-rsid="001acfca"/>
    </style:style>
    <style:style style:name="P4" style:family="paragraph" style:parent-style-name="Standard">
      <style:text-properties officeooo:rsid="001b797a" officeooo:paragraph-rsid="001b797a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ease give single input for a single prompt, the bot will not take multiple inputs</text:p>
      <text:p text:style-name="P1"/>
      <text:p text:style-name="P4">Conversation flow: Intro, name, greet, experience zone, innovation ecosystem, asset catalog, questions, feedback</text:p>
      <text:p text:style-name="P1"/>
      <text:p text:style-name="P2">Current abilities:</text:p>
      <text:p text:style-name="P1"/>
      <text:p text:style-name="P1">Greet and accept name(s) of the user. Multiple names will be accepted.</text:p>
      <text:p text:style-name="P1"><text:s text:c="3"/><text:span text:style-name="T1">Examples</text:span></text:p>
      <text:p text:style-name="P1"><text:tab/>Hi this is &lt;name&gt;</text:p>
      <text:p text:style-name="P1"><text:tab/>Hi aditi, this is &lt;name&gt;</text:p>
      <text:p text:style-name="P1"><text:tab/>&lt;name&gt; here</text:p>
      <text:p text:style-name="P1"/>
      <text:p text:style-name="P1">SENTIMENT</text:p>
      <text:p text:style-name="P1"><text:tab/>During introduction and feedback stages. Either positve or negative</text:p>
      <text:p text:style-name="P1"><text:s text:c="4"/><text:span text:style-name="T1">Examples </text:span></text:p>
      <text:p text:style-name="P1"><text:tab/>It was great thank you</text:p>
      <text:p text:style-name="P1"><text:tab/>I had a good day</text:p>
      <text:p text:style-name="P1"><text:tab/>It was boring</text:p>
      <text:p text:style-name="P1"><text:tab/>It was quite tedious</text:p>
      <text:p text:style-name="P1"/>
      <text:p text:style-name="P3">ASSET SUMMARY </text:p>
      <text:p text:style-name="P1"><text:tab/>Shows the assets under a innovation area</text:p>
      <text:p text:style-name="P1"><text:s text:c="4"/><text:span text:style-name="T1">Examples </text:span></text:p>
      <text:p text:style-name="P1"><text:tab/>What do you have on deep learning</text:p>
      <text:p text:style-name="P1"><text:tab/>What are you working on under banking</text:p>
      <text:p text:style-name="P1"><text:tab/>what assets do you have under machine learning</text:p>
      <text:p text:style-name="P1"/>
      <text:p text:style-name="P1"><text:tab/>Gives summary of specific assets</text:p>
      <text:p text:style-name="P1"><text:s text:c="4"/><text:span text:style-name="T1">Examples </text:span></text:p>
      <text:p text:style-name="P1"><text:tab/>Tell me more about fort scale</text:p>
      <text:p text:style-name="P1"><text:tab/>elaborate on digital farming</text:p>
      <text:p text:style-name="P1"/>
      <text:p text:style-name="P1">SMALL TALK </text:p>
      <text:p text:style-name="P1"><text:tab/>Answers general questions</text:p>
      <text:p text:style-name="P1"><text:tab/>Goes back to conversation</text:p>
      <text:p text:style-name="P1"><text:s text:c="4"/><text:span text:style-name="T1">Examples </text:span></text:p>
      <text:p text:style-name="P1"><text:tab/>Who are you</text:p>
      <text:p text:style-name="P1"><text:tab/>How old are you</text:p>
      <text:p text:style-name="P1"><text:tab/>You are smart</text:p>
      <text:p text:style-name="P1"/>
      <text:p text:style-name="P1">HELP <text:s/></text:p>
      <text:p text:style-name="P1"><text:tab/>User can jump to specefic instant of the conversation</text:p>
      <text:p text:style-name="P1"><text:s text:c="4"/><text:span text:style-name="T1">Examples </text:span></text:p>
      <text:p text:style-name="P1"><text:tab/>Help, go back, restart, start ov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1:14:36.782005306</meta:creation-date>
    <dc:date>2017-08-31T11:38:15.896094369</dc:date>
    <meta:editing-duration>PT2M34S</meta:editing-duration>
    <meta:editing-cycles>1</meta:editing-cycles>
    <meta:document-statistic meta:table-count="0" meta:image-count="0" meta:object-count="0" meta:page-count="1" meta:paragraph-count="36" meta:word-count="167" meta:character-count="1032" meta:non-whitespace-character-count="847"/>
    <meta:generator>LibreOffice/5.1.6.2$Linux_X86_64 LibreOffice_project/10m0$Build-2</meta:generator>
  </office:meta>
</office:document-meta>
</file>